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60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 style:data-style-name="N60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 style:data-style-name="N60">
      <style:table-cell-properties fo:border="0.002cm solid #000000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default-cell-style-name="ce9"/>
        <table:table-column table:style-name="co1" table:visibility="collapse" table:default-cell-style-name="ce14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9"/>
        <table:table-column table:style-name="co1" table:visibility="collapse" table:default-cell-style-name="ce14"/>
        <table:table-row table:style-name="ro1">
          <table:table-cell table:style-name="Default" office:value-type="string">
            <text:p>Freq 2</text:p>
          </table:table-cell>
          <table:table-cell table:style-name="Default" table:number-columns-repeated="4"/>
          <table:table-cell/>
          <table:table-cell table:style-name="Default" office:value-type="string">
            <text:p>Freq 1</text:p>
          </table:table-cell>
          <table:table-cell table:style-name="Default" table:number-columns-repeated="4"/>
        </table:table-row>
        <table:table-row table:style-name="ro2">
          <table:table-cell table:style-name="ce1" office:value-type="string">
            <text:p>Angle (°)</text:p>
          </table:table-cell>
          <table:table-cell table:style-name="ce1" office:value-type="string">
            <text:p>Angle (rad)</text:p>
          </table:table-cell>
          <table:table-cell table:style-name="ce1" office:value-type="string">
            <text:p>Sound pressure level (dB)</text:p>
          </table:table-cell>
          <table:table-cell table:style-name="ce1" office:value-type="string">
            <text:p>Sound pressure level (Pa)</text:p>
          </table:table-cell>
          <table:table-cell table:style-name="ce13" table:number-columns-repeated="2"/>
          <table:table-cell table:style-name="ce1" office:value-type="string">
            <text:p>Angle (°)</text:p>
          </table:table-cell>
          <table:table-cell table:style-name="ce1" office:value-type="string">
            <text:p>Angle (rad)</text:p>
          </table:table-cell>
          <table:table-cell table:style-name="ce1" office:value-type="string">
            <text:p>Sound pressure level (dB)</text:p>
          </table:table-cell>
          <table:table-cell table:style-name="ce1" office:value-type="string">
            <text:p>Sound pressure level (Pa)</text:p>
          </table:table-cell>
          <table:table-cell table:style-name="Default"/>
        </table:table-row>
        <table:table-row table:style-name="ro1">
          <table:table-cell office:value-type="float" office:value="0">
            <text:p>0</text:p>
          </table:table-cell>
          <table:table-cell table:formula="of:=[.A3]*PI()/180" office:value-type="float" office:value="0">
            <text:p>0</text:p>
          </table:table-cell>
          <table:table-cell office:value-type="float" office:value="75.5">
            <text:p>75,5</text:p>
          </table:table-cell>
          <table:table-cell table:formula="of:=0.00002*POWER(10;[.C3]/20)" office:value-type="float" office:value="0.119132428705802">
            <text:p>1,19E-001</text:p>
          </table:table-cell>
          <table:table-cell table:formula="of:=[.D3]^2*SIN([.B3])" office:value-type="float" office:value="0">
            <text:p>0,00E+000</text:p>
          </table:table-cell>
          <table:table-cell/>
          <table:table-cell office:value-type="float" office:value="0">
            <text:p>0</text:p>
          </table:table-cell>
          <table:table-cell table:formula="of:=[.G3]*PI()/180" office:value-type="float" office:value="0">
            <text:p>0</text:p>
          </table:table-cell>
          <table:table-cell office:value-type="float" office:value="73.8">
            <text:p>73,8</text:p>
          </table:table-cell>
          <table:table-cell table:formula="of:=0.00002*POWER(10;[.I3]/20)" office:value-type="float" office:value="0.0979557638736892">
            <text:p>9,80E-002</text:p>
          </table:table-cell>
          <table:table-cell table:formula="of:=[.J3]^2*SIN([.G3])" office:value-type="float" office:value="0">
            <text:p>0,00E+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4]*PI()/180" office:value-type="float" office:value="0.174532925199433">
            <text:p>0,17</text:p>
          </table:table-cell>
          <table:table-cell office:value-type="float" office:value="74.3">
            <text:p>74,3</text:p>
          </table:table-cell>
          <table:table-cell table:formula="of:=0.00002*POWER(10;[.C4]/20)" office:value-type="float" office:value="0.103760007785792">
            <text:p>1,04E-001</text:p>
          </table:table-cell>
          <table:table-cell table:formula="of:=[.D4]^2*SIN([.B4])" office:value-type="float" office:value="0.00186952045531611">
            <text:p>1,87E-003</text:p>
          </table:table-cell>
          <table:table-cell/>
          <table:table-cell office:value-type="float" office:value="10">
            <text:p>10</text:p>
          </table:table-cell>
          <table:table-cell table:formula="of:=[.G4]*PI()/180" office:value-type="float" office:value="0.174532925199433">
            <text:p>0,17</text:p>
          </table:table-cell>
          <table:table-cell office:value-type="float" office:value="72">
            <text:p>72</text:p>
          </table:table-cell>
          <table:table-cell table:formula="of:=0.00002*POWER(10;[.I4]/20)" office:value-type="float" office:value="0.0796214341106995">
            <text:p>7,96E-002</text:p>
          </table:table-cell>
          <table:table-cell table:formula="of:=[.J4]^2*SIN([.H4])" office:value-type="float" office:value="0.00110085525867038">
            <text:p>1,10E-0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5]*PI()/180" office:value-type="float" office:value="0.349065850398866">
            <text:p>0,35</text:p>
          </table:table-cell>
          <table:table-cell office:value-type="float" office:value="73.3">
            <text:p>73,3</text:p>
          </table:table-cell>
          <table:table-cell table:formula="of:=0.00002*POWER(10;[.C5]/20)" office:value-type="float" office:value="0.0924762042798521">
            <text:p>9,25E-002</text:p>
          </table:table-cell>
          <table:table-cell table:formula="of:=[.D5]^2*SIN([.B5])" office:value-type="float" office:value="0.0029249044011056">
            <text:p>2,92E-003</text:p>
          </table:table-cell>
          <table:table-cell/>
          <table:table-cell office:value-type="float" office:value="20">
            <text:p>20</text:p>
          </table:table-cell>
          <table:table-cell table:formula="of:=[.G5]*PI()/180" office:value-type="float" office:value="0.349065850398866">
            <text:p>0,35</text:p>
          </table:table-cell>
          <table:table-cell office:value-type="float" office:value="71">
            <text:p>71</text:p>
          </table:table-cell>
          <table:table-cell table:formula="of:=0.00002*POWER(10;[.I5]/20)" office:value-type="float" office:value="0.0709626778467151">
            <text:p>7,10E-002</text:p>
          </table:table-cell>
          <table:table-cell table:formula="of:=[.J5]^2*SIN([.H5])" office:value-type="float" office:value="0.00172231139911267">
            <text:p>1,72E-00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6]*PI()/180" office:value-type="float" office:value="0.523598775598299">
            <text:p>0,52</text:p>
          </table:table-cell>
          <table:table-cell office:value-type="float" office:value="71.5">
            <text:p>71,5</text:p>
          </table:table-cell>
          <table:table-cell table:formula="of:=0.00002*POWER(10;[.C6]/20)" office:value-type="float" office:value="0.0751674808576889">
            <text:p>7,52E-002</text:p>
          </table:table-cell>
          <table:table-cell table:formula="of:=[.D6]^2*SIN([.B6])" office:value-type="float" office:value="0.00282507508924551">
            <text:p>2,83E-003</text:p>
          </table:table-cell>
          <table:table-cell/>
          <table:table-cell office:value-type="float" office:value="30">
            <text:p>30</text:p>
          </table:table-cell>
          <table:table-cell table:formula="of:=[.G6]*PI()/180" office:value-type="float" office:value="0.523598775598299">
            <text:p>0,52</text:p>
          </table:table-cell>
          <table:table-cell office:value-type="float" office:value="69.7">
            <text:p>69,7</text:p>
          </table:table-cell>
          <table:table-cell table:formula="of:=0.00002*POWER(10;[.I6]/20)" office:value-type="float" office:value="0.0610984222643103">
            <text:p>6,11E-002</text:p>
          </table:table-cell>
          <table:table-cell table:formula="of:=[.J6]^2*SIN([.H6])" office:value-type="float" office:value="0.00186650860159399">
            <text:p>1,87E-00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7]*PI()/180" office:value-type="float" office:value="0.698131700797732">
            <text:p>0,7</text:p>
          </table:table-cell>
          <table:table-cell office:value-type="float" office:value="70">
            <text:p>70</text:p>
          </table:table-cell>
          <table:table-cell table:formula="of:=0.00002*POWER(10;[.C7]/20)" office:value-type="float" office:value="0.0632455532033676">
            <text:p>6,32E-002</text:p>
          </table:table-cell>
          <table:table-cell table:formula="of:=[.D7]^2*SIN([.B7])" office:value-type="float" office:value="0.00257115043874616">
            <text:p>2,57E-003</text:p>
          </table:table-cell>
          <table:table-cell/>
          <table:table-cell office:value-type="float" office:value="40">
            <text:p>40</text:p>
          </table:table-cell>
          <table:table-cell table:formula="of:=[.G7]*PI()/180" office:value-type="float" office:value="0.698131700797732">
            <text:p>0,7</text:p>
          </table:table-cell>
          <table:table-cell office:value-type="float" office:value="67.5">
            <text:p>67,5</text:p>
          </table:table-cell>
          <table:table-cell table:formula="of:=0.00002*POWER(10;[.I7]/20)" office:value-type="float" office:value="0.0474274741132331">
            <text:p>4,74E-002</text:p>
          </table:table-cell>
          <table:table-cell table:formula="of:=[.J7]^2*SIN([.H7])" office:value-type="float" office:value="0.00144586414498826">
            <text:p>1,45E-0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8]*PI()/180" office:value-type="float" office:value="0.872664625997165">
            <text:p>0,87</text:p>
          </table:table-cell>
          <table:table-cell office:value-type="float" office:value="67">
            <text:p>67</text:p>
          </table:table-cell>
          <table:table-cell table:formula="of:=0.00002*POWER(10;[.C8]/20)" office:value-type="float" office:value="0.0447744227713668">
            <text:p>4,48E-002</text:p>
          </table:table-cell>
          <table:table-cell table:formula="of:=[.D8]^2*SIN([.B8])" office:value-type="float" office:value="0.00153572678112938">
            <text:p>1,54E-003</text:p>
          </table:table-cell>
          <table:table-cell/>
          <table:table-cell office:value-type="float" office:value="50">
            <text:p>50</text:p>
          </table:table-cell>
          <table:table-cell table:formula="of:=[.G8]*PI()/180" office:value-type="float" office:value="0.872664625997165">
            <text:p>0,87</text:p>
          </table:table-cell>
          <table:table-cell office:value-type="float" office:value="66">
            <text:p>66</text:p>
          </table:table-cell>
          <table:table-cell table:formula="of:=0.00002*POWER(10;[.I8]/20)" office:value-type="float" office:value="0.0399052462993776">
            <text:p>3,99E-002</text:p>
          </table:table-cell>
          <table:table-cell table:formula="of:=[.J8]^2*SIN([.H8])" office:value-type="float" office:value="0.0012198711430733">
            <text:p>1,22E-00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9]*PI()/180" office:value-type="float" office:value="1.0471975511966">
            <text:p>1,05</text:p>
          </table:table-cell>
          <table:table-cell office:value-type="float" office:value="64">
            <text:p>64</text:p>
          </table:table-cell>
          <table:table-cell table:formula="of:=0.00002*POWER(10;[.C9]/20)" office:value-type="float" office:value="0.0316978638492223">
            <text:p>3,17E-002</text:p>
          </table:table-cell>
          <table:table-cell table:formula="of:=[.D9]^2*SIN([.B9])" office:value-type="float" office:value="0.000870142984443495">
            <text:p>8,70E-004</text:p>
          </table:table-cell>
          <table:table-cell/>
          <table:table-cell office:value-type="float" office:value="60">
            <text:p>60</text:p>
          </table:table-cell>
          <table:table-cell table:formula="of:=[.G9]*PI()/180" office:value-type="float" office:value="1.0471975511966">
            <text:p>1,05</text:p>
          </table:table-cell>
          <table:table-cell office:value-type="float" office:value="64">
            <text:p>64</text:p>
          </table:table-cell>
          <table:table-cell table:formula="of:=0.00002*POWER(10;[.I9]/20)" office:value-type="float" office:value="0.0316978638492223">
            <text:p>3,17E-002</text:p>
          </table:table-cell>
          <table:table-cell table:formula="of:=[.J9]^2*SIN([.H9])" office:value-type="float" office:value="0.000870142984443495">
            <text:p>8,70E-00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10]*PI()/180" office:value-type="float" office:value="1.22173047639603">
            <text:p>1,22</text:p>
          </table:table-cell>
          <table:table-cell office:value-type="float" office:value="61">
            <text:p>61</text:p>
          </table:table-cell>
          <table:table-cell table:formula="of:=0.00002*POWER(10;[.C10]/20)" office:value-type="float" office:value="0.0224403690860393">
            <text:p>2,24E-002</text:p>
          </table:table-cell>
          <table:table-cell table:formula="of:=[.D10]^2*SIN([.B10])" office:value-type="float" office:value="0.000473201167833136">
            <text:p>4,73E-004</text:p>
          </table:table-cell>
          <table:table-cell/>
          <table:table-cell office:value-type="float" office:value="70">
            <text:p>70</text:p>
          </table:table-cell>
          <table:table-cell table:formula="of:=[.G10]*PI()/180" office:value-type="float" office:value="1.22173047639603">
            <text:p>1,22</text:p>
          </table:table-cell>
          <table:table-cell office:value-type="float" office:value="60">
            <text:p>60</text:p>
          </table:table-cell>
          <table:table-cell table:formula="of:=0.00002*POWER(10;[.I10]/20)" office:value-type="float" office:value="0.02">
            <text:p>2,00E-002</text:p>
          </table:table-cell>
          <table:table-cell table:formula="of:=[.J10]^2*SIN([.H10])" office:value-type="float" office:value="0.000375877048314363">
            <text:p>3,76E-00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A11]*PI()/180" office:value-type="float" office:value="1.39626340159546">
            <text:p>1,4</text:p>
          </table:table-cell>
          <table:table-cell office:value-type="float" office:value="60">
            <text:p>60</text:p>
          </table:table-cell>
          <table:table-cell table:formula="of:=0.00002*POWER(10;[.C11]/20)" office:value-type="float" office:value="0.02">
            <text:p>2,00E-002</text:p>
          </table:table-cell>
          <table:table-cell table:formula="of:=[.D11]^2*SIN([.B11])" office:value-type="float" office:value="0.000393923101204883">
            <text:p>3,94E-004</text:p>
          </table:table-cell>
          <table:table-cell/>
          <table:table-cell office:value-type="float" office:value="80">
            <text:p>80</text:p>
          </table:table-cell>
          <table:table-cell table:formula="of:=[.G11]*PI()/180" office:value-type="float" office:value="1.39626340159546">
            <text:p>1,4</text:p>
          </table:table-cell>
          <table:table-cell office:value-type="float" office:value="61.3">
            <text:p>61,3</text:p>
          </table:table-cell>
          <table:table-cell table:formula="of:=0.00002*POWER(10;[.I11]/20)" office:value-type="float" office:value="0.0232289722768069">
            <text:p>2,32E-002</text:p>
          </table:table-cell>
          <table:table-cell table:formula="of:=[.J11]^2*SIN([.H11])" office:value-type="float" office:value="0.000531387642120783">
            <text:p>5,31E-00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12]*PI()/180" office:value-type="float" office:value="1.5707963267949">
            <text:p>1,57</text:p>
          </table:table-cell>
          <table:table-cell office:value-type="float" office:value="61">
            <text:p>61</text:p>
          </table:table-cell>
          <table:table-cell table:formula="of:=0.00002*POWER(10;[.C12]/20)" office:value-type="float" office:value="0.0224403690860393">
            <text:p>2,24E-002</text:p>
          </table:table-cell>
          <table:table-cell table:formula="of:=[.D12]^2*SIN([.B12])" office:value-type="float" office:value="0.000503570164717667">
            <text:p>5,04E-004</text:p>
          </table:table-cell>
          <table:table-cell/>
          <table:table-cell office:value-type="float" office:value="90">
            <text:p>90</text:p>
          </table:table-cell>
          <table:table-cell table:formula="of:=[.G12]*PI()/180" office:value-type="float" office:value="1.5707963267949">
            <text:p>1,57</text:p>
          </table:table-cell>
          <table:table-cell office:value-type="float" office:value="62">
            <text:p>62</text:p>
          </table:table-cell>
          <table:table-cell table:formula="of:=0.00002*POWER(10;[.I12]/20)" office:value-type="float" office:value="0.0251785082358834">
            <text:p>2,52E-002</text:p>
          </table:table-cell>
          <table:table-cell table:formula="of:=[.J12]^2*SIN([.H12])" office:value-type="float" office:value="0.000633957276984446">
            <text:p>6,34E-00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A13]*PI()/180" office:value-type="float" office:value="1.74532925199433">
            <text:p>1,75</text:p>
          </table:table-cell>
          <table:table-cell office:value-type="float" office:value="62.5">
            <text:p>62,5</text:p>
          </table:table-cell>
          <table:table-cell table:formula="of:=0.00002*POWER(10;[.C13]/20)" office:value-type="float" office:value="0.0266704286432665">
            <text:p>2,67E-002</text:p>
          </table:table-cell>
          <table:table-cell table:formula="of:=[.D13]^2*SIN([.B13])" office:value-type="float" office:value="0.000700505340011323">
            <text:p>7,01E-004</text:p>
          </table:table-cell>
          <table:table-cell/>
          <table:table-cell office:value-type="float" office:value="100">
            <text:p>100</text:p>
          </table:table-cell>
          <table:table-cell table:formula="of:=[.G13]*PI()/180" office:value-type="float" office:value="1.74532925199433">
            <text:p>1,75</text:p>
          </table:table-cell>
          <table:table-cell office:value-type="float" office:value="65">
            <text:p>65</text:p>
          </table:table-cell>
          <table:table-cell table:formula="of:=0.00002*POWER(10;[.I13]/20)" office:value-type="float" office:value="0.0355655882007785">
            <text:p>3,56E-002</text:p>
          </table:table-cell>
          <table:table-cell table:formula="of:=[.J13]^2*SIN([.H13])" office:value-type="float" office:value="0.00124569422276445">
            <text:p>1,25E-00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[.A14]*PI()/180" office:value-type="float" office:value="1.91986217719376">
            <text:p>1,92</text:p>
          </table:table-cell>
          <table:table-cell office:value-type="float" office:value="65">
            <text:p>65</text:p>
          </table:table-cell>
          <table:table-cell table:formula="of:=0.00002*POWER(10;[.C14]/20)" office:value-type="float" office:value="0.0355655882007785">
            <text:p>3,56E-002</text:p>
          </table:table-cell>
          <table:table-cell table:formula="of:=[.D14]^2*SIN([.B14])" office:value-type="float" office:value="0.00118862759285454">
            <text:p>1,19E-003</text:p>
          </table:table-cell>
          <table:table-cell/>
          <table:table-cell office:value-type="float" office:value="110">
            <text:p>110</text:p>
          </table:table-cell>
          <table:table-cell table:formula="of:=[.G14]*PI()/180" office:value-type="float" office:value="1.91986217719376">
            <text:p>1,92</text:p>
          </table:table-cell>
          <table:table-cell office:value-type="float" office:value="68">
            <text:p>68</text:p>
          </table:table-cell>
          <table:table-cell table:formula="of:=0.00002*POWER(10;[.I14]/20)" office:value-type="float" office:value="0.0502377286301916">
            <text:p>5,02E-002</text:p>
          </table:table-cell>
          <table:table-cell table:formula="of:=[.J14]^2*SIN([.H14])" office:value-type="float" office:value="0.00237162384255484">
            <text:p>2,37E-00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[.A15]*PI()/180" office:value-type="float" office:value="2.0943951023932">
            <text:p>2,09</text:p>
          </table:table-cell>
          <table:table-cell office:value-type="float" office:value="67.5">
            <text:p>67,5</text:p>
          </table:table-cell>
          <table:table-cell table:formula="of:=0.00002*POWER(10;[.C15]/20)" office:value-type="float" office:value="0.0474274741132331">
            <text:p>4,74E-002</text:p>
          </table:table-cell>
          <table:table-cell table:formula="of:=[.D15]^2*SIN([.B15])" office:value-type="float" office:value="0.00194800749285059">
            <text:p>1,95E-003</text:p>
          </table:table-cell>
          <table:table-cell/>
          <table:table-cell office:value-type="float" office:value="120">
            <text:p>120</text:p>
          </table:table-cell>
          <table:table-cell table:formula="of:=[.G15]*PI()/180" office:value-type="float" office:value="2.0943951023932">
            <text:p>2,09</text:p>
          </table:table-cell>
          <table:table-cell office:value-type="float" office:value="68">
            <text:p>68</text:p>
          </table:table-cell>
          <table:table-cell table:formula="of:=0.00002*POWER(10;[.I15]/20)" office:value-type="float" office:value="0.0502377286301916">
            <text:p>5,02E-002</text:p>
          </table:table-cell>
          <table:table-cell table:formula="of:=[.J15]^2*SIN([.H15])" office:value-type="float" office:value="0.00218570035609687">
            <text:p>2,19E-00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[.A16]*PI()/180" office:value-type="float" office:value="2.26892802759263">
            <text:p>2,27</text:p>
          </table:table-cell>
          <table:table-cell office:value-type="float" office:value="69">
            <text:p>69</text:p>
          </table:table-cell>
          <table:table-cell table:formula="of:=0.00002*POWER(10;[.C16]/20)" office:value-type="float" office:value="0.0563676586252891">
            <text:p>5,64E-002</text:p>
          </table:table-cell>
          <table:table-cell table:formula="of:=[.D16]^2*SIN([.B16])" office:value-type="float" office:value="0.00243396292089217">
            <text:p>2,43E-003</text:p>
          </table:table-cell>
          <table:table-cell/>
          <table:table-cell office:value-type="float" office:value="130">
            <text:p>130</text:p>
          </table:table-cell>
          <table:table-cell table:formula="of:=[.G16]*PI()/180" office:value-type="float" office:value="2.26892802759263">
            <text:p>2,27</text:p>
          </table:table-cell>
          <table:table-cell office:value-type="float" office:value="70">
            <text:p>70</text:p>
          </table:table-cell>
          <table:table-cell table:formula="of:=0.00002*POWER(10;[.I16]/20)" office:value-type="float" office:value="0.0632455532033676">
            <text:p>6,32E-002</text:p>
          </table:table-cell>
          <table:table-cell table:formula="of:=[.J16]^2*SIN([.H16])" office:value-type="float" office:value="0.00306417777247591">
            <text:p>3,06E-00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[.A17]*PI()/180" office:value-type="float" office:value="2.44346095279206">
            <text:p>2,44</text:p>
          </table:table-cell>
          <table:table-cell office:value-type="float" office:value="72">
            <text:p>72</text:p>
          </table:table-cell>
          <table:table-cell table:formula="of:=0.00002*POWER(10;[.C17]/20)" office:value-type="float" office:value="0.0796214341106995">
            <text:p>7,96E-002</text:p>
          </table:table-cell>
          <table:table-cell table:formula="of:=[.D17]^2*SIN([.B17])" office:value-type="float" office:value="0.00407499882716219">
            <text:p>4,07E-003</text:p>
          </table:table-cell>
          <table:table-cell/>
          <table:table-cell office:value-type="float" office:value="140">
            <text:p>140</text:p>
          </table:table-cell>
          <table:table-cell table:formula="of:=[.G17]*PI()/180" office:value-type="float" office:value="2.44346095279206">
            <text:p>2,44</text:p>
          </table:table-cell>
          <table:table-cell office:value-type="float" office:value="71">
            <text:p>71</text:p>
          </table:table-cell>
          <table:table-cell table:formula="of:=0.00002*POWER(10;[.I17]/20)" office:value-type="float" office:value="0.0709626778467151">
            <text:p>7,10E-002</text:p>
          </table:table-cell>
          <table:table-cell table:formula="of:=[.J17]^2*SIN([.H17])" office:value-type="float" office:value="0.00323688662488326">
            <text:p>3,24E-00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[.A18]*PI()/180" office:value-type="float" office:value="2.61799387799149">
            <text:p>2,62</text:p>
          </table:table-cell>
          <table:table-cell office:value-type="float" office:value="73.3">
            <text:p>73,3</text:p>
          </table:table-cell>
          <table:table-cell table:formula="of:=0.00002*POWER(10;[.C18]/20)" office:value-type="float" office:value="0.0924762042798521">
            <text:p>9,25E-002</text:p>
          </table:table-cell>
          <table:table-cell table:formula="of:=[.D18]^2*SIN([.B18])" office:value-type="float" office:value="0.00427592417900446">
            <text:p>4,28E-003</text:p>
          </table:table-cell>
          <table:table-cell/>
          <table:table-cell office:value-type="float" office:value="150">
            <text:p>150</text:p>
          </table:table-cell>
          <table:table-cell table:formula="of:=[.G18]*PI()/180" office:value-type="float" office:value="2.61799387799149">
            <text:p>2,62</text:p>
          </table:table-cell>
          <table:table-cell office:value-type="float" office:value="72">
            <text:p>72</text:p>
          </table:table-cell>
          <table:table-cell table:formula="of:=0.00002*POWER(10;[.I18]/20)" office:value-type="float" office:value="0.0796214341106995">
            <text:p>7,96E-002</text:p>
          </table:table-cell>
          <table:table-cell table:formula="of:=[.J18]^2*SIN([.H18])" office:value-type="float" office:value="0.00316978638492223">
            <text:p>3,17E-00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[.A19]*PI()/180" office:value-type="float" office:value="2.79252680319093">
            <text:p>2,79</text:p>
          </table:table-cell>
          <table:table-cell office:value-type="float" office:value="74.4">
            <text:p>74,4</text:p>
          </table:table-cell>
          <table:table-cell table:formula="of:=0.00002*POWER(10;[.C19]/20)" office:value-type="float" office:value="0.104961492049955">
            <text:p>1,05E-001</text:p>
          </table:table-cell>
          <table:table-cell table:formula="of:=[.D19]^2*SIN([.B19])" office:value-type="float" office:value="0.00376800678346957">
            <text:p>3,77E-003</text:p>
          </table:table-cell>
          <table:table-cell/>
          <table:table-cell office:value-type="float" office:value="160">
            <text:p>160</text:p>
          </table:table-cell>
          <table:table-cell table:formula="of:=[.G19]*PI()/180" office:value-type="float" office:value="2.79252680319093">
            <text:p>2,79</text:p>
          </table:table-cell>
          <table:table-cell office:value-type="float" office:value="73">
            <text:p>73</text:p>
          </table:table-cell>
          <table:table-cell table:formula="of:=0.00002*POWER(10;[.I19]/20)" office:value-type="float" office:value="0.0893367184301926">
            <text:p>8,93E-002</text:p>
          </table:table-cell>
          <table:table-cell table:formula="of:=[.J19]^2*SIN([.H19])" office:value-type="float" office:value="0.00272967961175185">
            <text:p>2,73E-00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[.A20]*PI()/180" office:value-type="float" office:value="2.96705972839036">
            <text:p>2,97</text:p>
          </table:table-cell>
          <table:table-cell office:value-type="float" office:value="75.5">
            <text:p>75,5</text:p>
          </table:table-cell>
          <table:table-cell table:formula="of:=0.00002*POWER(10;[.C20]/20)" office:value-type="float" office:value="0.119132428705802">
            <text:p>1,19E-001</text:p>
          </table:table-cell>
          <table:table-cell table:formula="of:=[.D20]^2*SIN([.B20])" office:value-type="float" office:value="0.0024645079380895">
            <text:p>2,46E-003</text:p>
          </table:table-cell>
          <table:table-cell/>
          <table:table-cell office:value-type="float" office:value="170">
            <text:p>170</text:p>
          </table:table-cell>
          <table:table-cell table:formula="of:=[.G20]*PI()/180" office:value-type="float" office:value="2.96705972839036">
            <text:p>2,97</text:p>
          </table:table-cell>
          <table:table-cell office:value-type="float" office:value="74">
            <text:p>74</text:p>
          </table:table-cell>
          <table:table-cell table:formula="of:=0.00002*POWER(10;[.I20]/20)" office:value-type="float" office:value="0.100237446725455">
            <text:p>1,00E-001</text:p>
          </table:table-cell>
          <table:table-cell table:formula="of:=[.J20]^2*SIN([.H20])" office:value-type="float" office:value="0.00174473800535171">
            <text:p>1,74E-00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[.A21]*PI()/180" office:value-type="float" office:value="3.14159265358979">
            <text:p>3,14</text:p>
          </table:table-cell>
          <table:table-cell office:value-type="float" office:value="75.5">
            <text:p>75,5</text:p>
          </table:table-cell>
          <table:table-cell table:formula="of:=0.00002*POWER(10;[.C21]/20)" office:value-type="float" office:value="0.119132428705802">
            <text:p>1,19E-001</text:p>
          </table:table-cell>
          <table:table-cell table:formula="of:=[.D21]^2*SIN([.B21])" office:value-type="float" office:value="1.73808432567809E-018">
            <text:p>1,74E-018</text:p>
          </table:table-cell>
          <table:table-cell/>
          <table:table-cell office:value-type="float" office:value="180">
            <text:p>180</text:p>
          </table:table-cell>
          <table:table-cell table:formula="of:=[.G21]*PI()/180" office:value-type="float" office:value="3.14159265358979">
            <text:p>3,14</text:p>
          </table:table-cell>
          <table:table-cell office:value-type="float" office:value="74">
            <text:p>74</text:p>
          </table:table-cell>
          <table:table-cell table:formula="of:=0.00002*POWER(10;[.I21]/20)" office:value-type="float" office:value="0.100237446725455">
            <text:p>1,00E-001</text:p>
          </table:table-cell>
          <table:table-cell table:formula="of:=[.J21]^2*SIN([.H21])" office:value-type="float" office:value="1.23046947126795E-018">
            <text:p>1,23E-01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[.A22]*PI()/180" office:value-type="float" office:value="3.31612557878923">
            <text:p>3,32</text:p>
          </table:table-cell>
          <table:table-cell office:value-type="float" office:value="74">
            <text:p>74</text:p>
          </table:table-cell>
          <table:table-cell table:formula="of:=0.00002*POWER(10;[.C22]/20)" office:value-type="float" office:value="0.100237446725455">
            <text:p>1,00E-001</text:p>
          </table:table-cell>
          <table:table-cell table:formula="of:=[.D22]^2*SIN([.B22])" office:value-type="float" office:value="-0.00174473800535171">
            <text:p>-1,74E-003</text:p>
          </table:table-cell>
          <table:table-cell/>
          <table:table-cell office:value-type="float" office:value="190">
            <text:p>190</text:p>
          </table:table-cell>
          <table:table-cell table:formula="of:=[.G22]*PI()/180" office:value-type="float" office:value="3.31612557878923">
            <text:p>3,32</text:p>
          </table:table-cell>
          <table:table-cell office:value-type="float" office:value="73">
            <text:p>73</text:p>
          </table:table-cell>
          <table:table-cell table:formula="of:=0.00002*POWER(10;[.I22]/20)" office:value-type="float" office:value="0.0893367184301926">
            <text:p>8,93E-002</text:p>
          </table:table-cell>
          <table:table-cell table:formula="of:=[.J22]^2*SIN([.H22])" office:value-type="float" office:value="-0.00138589465984739">
            <text:p>-1,39E-00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[.A23]*PI()/180" office:value-type="float" office:value="3.49065850398866">
            <text:p>3,49</text:p>
          </table:table-cell>
          <table:table-cell office:value-type="float" office:value="73">
            <text:p>73</text:p>
          </table:table-cell>
          <table:table-cell table:formula="of:=0.00002*POWER(10;[.C23]/20)" office:value-type="float" office:value="0.0893367184301926">
            <text:p>8,93E-002</text:p>
          </table:table-cell>
          <table:table-cell table:formula="of:=[.D23]^2*SIN([.B23])" office:value-type="float" office:value="-0.00272967961175185">
            <text:p>-2,73E-003</text:p>
          </table:table-cell>
          <table:table-cell/>
          <table:table-cell office:value-type="float" office:value="200">
            <text:p>200</text:p>
          </table:table-cell>
          <table:table-cell table:formula="of:=[.G23]*PI()/180" office:value-type="float" office:value="3.49065850398866">
            <text:p>3,49</text:p>
          </table:table-cell>
          <table:table-cell office:value-type="float" office:value="72.5">
            <text:p>72,5</text:p>
          </table:table-cell>
          <table:table-cell table:formula="of:=0.00002*POWER(10;[.I23]/20)" office:value-type="float" office:value="0.0843393006857164">
            <text:p>8,43E-002</text:p>
          </table:table-cell>
          <table:table-cell table:formula="of:=[.J23]^2*SIN([.H23])" office:value-type="float" office:value="-0.00243282951477839">
            <text:p>-2,43E-00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[.A24]*PI()/180" office:value-type="float" office:value="3.66519142918809">
            <text:p>3,67</text:p>
          </table:table-cell>
          <table:table-cell office:value-type="float" office:value="71">
            <text:p>71</text:p>
          </table:table-cell>
          <table:table-cell table:formula="of:=0.00002*POWER(10;[.C24]/20)" office:value-type="float" office:value="0.0709626778467151">
            <text:p>7,10E-002</text:p>
          </table:table-cell>
          <table:table-cell table:formula="of:=[.D24]^2*SIN([.B24])" office:value-type="float" office:value="-0.00251785082358833">
            <text:p>-2,52E-003</text:p>
          </table:table-cell>
          <table:table-cell/>
          <table:table-cell office:value-type="float" office:value="210">
            <text:p>210</text:p>
          </table:table-cell>
          <table:table-cell table:formula="of:=[.G24]*PI()/180" office:value-type="float" office:value="3.66519142918809">
            <text:p>3,67</text:p>
          </table:table-cell>
          <table:table-cell office:value-type="float" office:value="70.5">
            <text:p>70,5</text:p>
          </table:table-cell>
          <table:table-cell table:formula="of:=0.00002*POWER(10;[.I24]/20)" office:value-type="float" office:value="0.0669930878315655">
            <text:p>6,70E-002</text:p>
          </table:table-cell>
          <table:table-cell table:formula="of:=[.J24]^2*SIN([.H24])" office:value-type="float" office:value="-0.00224403690860393">
            <text:p>-2,24E-00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[.A25]*PI()/180" office:value-type="float" office:value="3.83972435438752">
            <text:p>3,84</text:p>
          </table:table-cell>
          <table:table-cell office:value-type="float" office:value="69.5">
            <text:p>69,5</text:p>
          </table:table-cell>
          <table:table-cell table:formula="of:=0.00002*POWER(10;[.C25]/20)" office:value-type="float" office:value="0.0597076523783592">
            <text:p>5,97E-002</text:p>
          </table:table-cell>
          <table:table-cell table:formula="of:=[.D25]^2*SIN([.B25])" office:value-type="float" office:value="-0.00229154024061551">
            <text:p>-2,29E-003</text:p>
          </table:table-cell>
          <table:table-cell/>
          <table:table-cell office:value-type="float" office:value="220">
            <text:p>220</text:p>
          </table:table-cell>
          <table:table-cell table:formula="of:=[.G25]*PI()/180" office:value-type="float" office:value="3.83972435438752">
            <text:p>3,84</text:p>
          </table:table-cell>
          <table:table-cell office:value-type="float" office:value="69">
            <text:p>69</text:p>
          </table:table-cell>
          <table:table-cell table:formula="of:=0.00002*POWER(10;[.I25]/20)" office:value-type="float" office:value="0.0563676586252891">
            <text:p>5,64E-002</text:p>
          </table:table-cell>
          <table:table-cell table:formula="of:=[.J25]^2*SIN([.H25])" office:value-type="float" office:value="-0.0020423373892198">
            <text:p>-2,04E-00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[.A26]*PI()/180" office:value-type="float" office:value="4.01425727958696">
            <text:p>4,01</text:p>
          </table:table-cell>
          <table:table-cell office:value-type="float" office:value="67.5">
            <text:p>67,5</text:p>
          </table:table-cell>
          <table:table-cell table:formula="of:=0.00002*POWER(10;[.C26]/20)" office:value-type="float" office:value="0.0474274741132331">
            <text:p>4,74E-002</text:p>
          </table:table-cell>
          <table:table-cell table:formula="of:=[.D26]^2*SIN([.B26])" office:value-type="float" office:value="-0.00172311378919292">
            <text:p>-1,72E-003</text:p>
          </table:table-cell>
          <table:table-cell/>
          <table:table-cell office:value-type="float" office:value="230">
            <text:p>230</text:p>
          </table:table-cell>
          <table:table-cell table:formula="of:=[.G26]*PI()/180" office:value-type="float" office:value="4.01425727958696">
            <text:p>4,01</text:p>
          </table:table-cell>
          <table:table-cell office:value-type="float" office:value="67">
            <text:p>67</text:p>
          </table:table-cell>
          <table:table-cell table:formula="of:=0.00002*POWER(10;[.I26]/20)" office:value-type="float" office:value="0.0447744227713668">
            <text:p>4,48E-002</text:p>
          </table:table-cell>
          <table:table-cell table:formula="of:=[.J26]^2*SIN([.H26])" office:value-type="float" office:value="-0.00153572678112938">
            <text:p>-1,54E-00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[.A27]*PI()/180" office:value-type="float" office:value="4.18879020478639">
            <text:p>4,19</text:p>
          </table:table-cell>
          <table:table-cell office:value-type="float" office:value="65">
            <text:p>65</text:p>
          </table:table-cell>
          <table:table-cell table:formula="of:=0.00002*POWER(10;[.C27]/20)" office:value-type="float" office:value="0.0355655882007785">
            <text:p>3,56E-002</text:p>
          </table:table-cell>
          <table:table-cell table:formula="of:=[.D27]^2*SIN([.B27])" office:value-type="float" office:value="-0.00109544511501033">
            <text:p>-1,10E-003</text:p>
          </table:table-cell>
          <table:table-cell/>
          <table:table-cell office:value-type="float" office:value="240">
            <text:p>240</text:p>
          </table:table-cell>
          <table:table-cell table:formula="of:=[.G27]*PI()/180" office:value-type="float" office:value="4.18879020478639">
            <text:p>4,19</text:p>
          </table:table-cell>
          <table:table-cell office:value-type="float" office:value="65.2">
            <text:p>65,2</text:p>
          </table:table-cell>
          <table:table-cell table:formula="of:=0.00002*POWER(10;[.I27]/20)" office:value-type="float" office:value="0.0363940171721997">
            <text:p>3,64E-002</text:p>
          </table:table-cell>
          <table:table-cell table:formula="of:=[.J27]^2*SIN([.H27])" office:value-type="float" office:value="-0.00114707185275022">
            <text:p>-1,15E-00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[.A28]*PI()/180" office:value-type="float" office:value="4.36332312998582">
            <text:p>4,36</text:p>
          </table:table-cell>
          <table:table-cell office:value-type="float" office:value="62">
            <text:p>62</text:p>
          </table:table-cell>
          <table:table-cell table:formula="of:=0.00002*POWER(10;[.C28]/20)" office:value-type="float" office:value="0.0251785082358834">
            <text:p>2,52E-002</text:p>
          </table:table-cell>
          <table:table-cell table:formula="of:=[.D28]^2*SIN([.B28])" office:value-type="float" office:value="-0.000595724975075812">
            <text:p>-5,96E-004</text:p>
          </table:table-cell>
          <table:table-cell/>
          <table:table-cell office:value-type="float" office:value="250">
            <text:p>250</text:p>
          </table:table-cell>
          <table:table-cell table:formula="of:=[.G28]*PI()/180" office:value-type="float" office:value="4.36332312998582">
            <text:p>4,36</text:p>
          </table:table-cell>
          <table:table-cell office:value-type="float" office:value="63">
            <text:p>63</text:p>
          </table:table-cell>
          <table:table-cell table:formula="of:=0.00002*POWER(10;[.I28]/20)" office:value-type="float" office:value="0.0282507508924551">
            <text:p>2,83E-002</text:p>
          </table:table-cell>
          <table:table-cell table:formula="of:=[.J28]^2*SIN([.H28])" office:value-type="float" office:value="-0.000749973309563386">
            <text:p>-7,50E-0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f:=[.A29]*PI()/180" office:value-type="float" office:value="4.53785605518526">
            <text:p>4,54</text:p>
          </table:table-cell>
          <table:table-cell office:value-type="float" office:value="61.5">
            <text:p>61,5</text:p>
          </table:table-cell>
          <table:table-cell table:formula="of:=0.00002*POWER(10;[.C29]/20)" office:value-type="float" office:value="0.0237700445487404">
            <text:p>2,38E-002</text:p>
          </table:table-cell>
          <table:table-cell table:formula="of:=[.D29]^2*SIN([.B29])" office:value-type="float" office:value="-0.000556431170146127">
            <text:p>-5,56E-004</text:p>
          </table:table-cell>
          <table:table-cell/>
          <table:table-cell office:value-type="float" office:value="260">
            <text:p>260</text:p>
          </table:table-cell>
          <table:table-cell table:formula="of:=[.G29]*PI()/180" office:value-type="float" office:value="4.53785605518526">
            <text:p>4,54</text:p>
          </table:table-cell>
          <table:table-cell office:value-type="float" office:value="61">
            <text:p>61</text:p>
          </table:table-cell>
          <table:table-cell table:formula="of:=0.00002*POWER(10;[.I29]/20)" office:value-type="float" office:value="0.0224403690860393">
            <text:p>2,24E-002</text:p>
          </table:table-cell>
          <table:table-cell table:formula="of:=[.J29]^2*SIN([.H29])" office:value-type="float" office:value="-0.000495919802399593">
            <text:p>-4,96E-00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[.A30]*PI()/180" office:value-type="float" office:value="4.71238898038469">
            <text:p>4,71</text:p>
          </table:table-cell>
          <table:table-cell office:value-type="float" office:value="61">
            <text:p>61</text:p>
          </table:table-cell>
          <table:table-cell table:formula="of:=0.00002*POWER(10;[.C30]/20)" office:value-type="float" office:value="0.0224403690860393">
            <text:p>2,24E-002</text:p>
          </table:table-cell>
          <table:table-cell table:formula="of:=[.D30]^2*SIN([.B30])" office:value-type="float" office:value="-0.000503570164717667">
            <text:p>-5,04E-004</text:p>
          </table:table-cell>
          <table:table-cell/>
          <table:table-cell office:value-type="float" office:value="270">
            <text:p>270</text:p>
          </table:table-cell>
          <table:table-cell table:formula="of:=[.G30]*PI()/180" office:value-type="float" office:value="4.71238898038469">
            <text:p>4,71</text:p>
          </table:table-cell>
          <table:table-cell office:value-type="float" office:value="61">
            <text:p>61</text:p>
          </table:table-cell>
          <table:table-cell table:formula="of:=0.00002*POWER(10;[.I30]/20)" office:value-type="float" office:value="0.0224403690860393">
            <text:p>2,24E-002</text:p>
          </table:table-cell>
          <table:table-cell table:formula="of:=[.J30]^2*SIN([.H30])" office:value-type="float" office:value="-0.000503570164717667">
            <text:p>-5,04E-00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[.A31]*PI()/180" office:value-type="float" office:value="4.88692190558412">
            <text:p>4,89</text:p>
          </table:table-cell>
          <table:table-cell office:value-type="float" office:value="64">
            <text:p>64</text:p>
          </table:table-cell>
          <table:table-cell table:formula="of:=0.00002*POWER(10;[.C31]/20)" office:value-type="float" office:value="0.0316978638492223">
            <text:p>3,17E-002</text:p>
          </table:table-cell>
          <table:table-cell table:formula="of:=[.D31]^2*SIN([.B31])" office:value-type="float" office:value="-0.000989490092974722">
            <text:p>-9,89E-004</text:p>
          </table:table-cell>
          <table:table-cell/>
          <table:table-cell office:value-type="float" office:value="280">
            <text:p>280</text:p>
          </table:table-cell>
          <table:table-cell table:formula="of:=[.G31]*PI()/180" office:value-type="float" office:value="4.88692190558412">
            <text:p>4,89</text:p>
          </table:table-cell>
          <table:table-cell office:value-type="float" office:value="64">
            <text:p>64</text:p>
          </table:table-cell>
          <table:table-cell table:formula="of:=0.00002*POWER(10;[.I31]/20)" office:value-type="float" office:value="0.0316978638492223">
            <text:p>3,17E-002</text:p>
          </table:table-cell>
          <table:table-cell table:formula="of:=[.J31]^2*SIN([.H31])" office:value-type="float" office:value="-0.000989490092974722">
            <text:p>-9,89E-00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f:=[.A32]*PI()/180" office:value-type="float" office:value="5.06145483078356">
            <text:p>5,06</text:p>
          </table:table-cell>
          <table:table-cell office:value-type="float" office:value="67.5">
            <text:p>67,5</text:p>
          </table:table-cell>
          <table:table-cell table:formula="of:=0.00002*POWER(10;[.C32]/20)" office:value-type="float" office:value="0.0474274741132331">
            <text:p>4,74E-002</text:p>
          </table:table-cell>
          <table:table-cell table:formula="of:=[.D32]^2*SIN([.B32])" office:value-type="float" office:value="-0.00211371197457736">
            <text:p>-2,11E-003</text:p>
          </table:table-cell>
          <table:table-cell/>
          <table:table-cell office:value-type="float" office:value="290">
            <text:p>290</text:p>
          </table:table-cell>
          <table:table-cell table:formula="of:=[.G32]*PI()/180" office:value-type="float" office:value="5.06145483078356">
            <text:p>5,06</text:p>
          </table:table-cell>
          <table:table-cell office:value-type="float" office:value="66">
            <text:p>66</text:p>
          </table:table-cell>
          <table:table-cell table:formula="of:=0.00002*POWER(10;[.I32]/20)" office:value-type="float" office:value="0.0399052462993776">
            <text:p>3,99E-002</text:p>
          </table:table-cell>
          <table:table-cell table:formula="of:=[.J32]^2*SIN([.H32])" office:value-type="float" office:value="-0.00149639348180431">
            <text:p>-1,50E-00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[.A33]*PI()/180" office:value-type="float" office:value="5.23598775598299">
            <text:p>5,24</text:p>
          </table:table-cell>
          <table:table-cell office:value-type="float" office:value="69.5">
            <text:p>69,5</text:p>
          </table:table-cell>
          <table:table-cell table:formula="of:=0.00002*POWER(10;[.C33]/20)" office:value-type="float" office:value="0.0597076523783592">
            <text:p>5,97E-002</text:p>
          </table:table-cell>
          <table:table-cell table:formula="of:=[.D33]^2*SIN([.B33])" office:value-type="float" office:value="-0.00308738381428215">
            <text:p>-3,09E-003</text:p>
          </table:table-cell>
          <table:table-cell/>
          <table:table-cell office:value-type="float" office:value="300">
            <text:p>300</text:p>
          </table:table-cell>
          <table:table-cell table:formula="of:=[.G33]*PI()/180" office:value-type="float" office:value="5.23598775598299">
            <text:p>5,24</text:p>
          </table:table-cell>
          <table:table-cell office:value-type="float" office:value="68">
            <text:p>68</text:p>
          </table:table-cell>
          <table:table-cell table:formula="of:=0.00002*POWER(10;[.I33]/20)" office:value-type="float" office:value="0.0502377286301916">
            <text:p>5,02E-002</text:p>
          </table:table-cell>
          <table:table-cell table:formula="of:=[.J33]^2*SIN([.H33])" office:value-type="float" office:value="-0.00218570035609687">
            <text:p>-2,19E-00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f:=[.A34]*PI()/180" office:value-type="float" office:value="5.41052068118242">
            <text:p>5,41</text:p>
          </table:table-cell>
          <table:table-cell office:value-type="float" office:value="71.5">
            <text:p>71,5</text:p>
          </table:table-cell>
          <table:table-cell table:formula="of:=0.00002*POWER(10;[.C34]/20)" office:value-type="float" office:value="0.0751674808576889">
            <text:p>7,52E-002</text:p>
          </table:table-cell>
          <table:table-cell table:formula="of:=[.D34]^2*SIN([.B34])" office:value-type="float" office:value="-0.00432826614702075">
            <text:p>-4,33E-003</text:p>
          </table:table-cell>
          <table:table-cell/>
          <table:table-cell office:value-type="float" office:value="310">
            <text:p>310</text:p>
          </table:table-cell>
          <table:table-cell table:formula="of:=[.G34]*PI()/180" office:value-type="float" office:value="5.41052068118242">
            <text:p>5,41</text:p>
          </table:table-cell>
          <table:table-cell office:value-type="float" office:value="70.5">
            <text:p>70,5</text:p>
          </table:table-cell>
          <table:table-cell table:formula="of:=0.00002*POWER(10;[.I34]/20)" office:value-type="float" office:value="0.0669930878315655">
            <text:p>6,70E-002</text:p>
          </table:table-cell>
          <table:table-cell table:formula="of:=[.J34]^2*SIN([.H34])" office:value-type="float" office:value="-0.00343806400797986">
            <text:p>-3,44E-00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[.A35]*PI()/180" office:value-type="float" office:value="5.58505360638185">
            <text:p>5,59</text:p>
          </table:table-cell>
          <table:table-cell office:value-type="float" office:value="72.5">
            <text:p>72,5</text:p>
          </table:table-cell>
          <table:table-cell table:formula="of:=0.00002*POWER(10;[.C35]/20)" office:value-type="float" office:value="0.0843393006857164">
            <text:p>8,43E-002</text:p>
          </table:table-cell>
          <table:table-cell table:formula="of:=[.D35]^2*SIN([.B35])" office:value-type="float" office:value="-0.00457222388533484">
            <text:p>-4,57E-003</text:p>
          </table:table-cell>
          <table:table-cell/>
          <table:table-cell office:value-type="float" office:value="320">
            <text:p>320</text:p>
          </table:table-cell>
          <table:table-cell table:formula="of:=[.G35]*PI()/180" office:value-type="float" office:value="5.58505360638185">
            <text:p>5,59</text:p>
          </table:table-cell>
          <table:table-cell office:value-type="float" office:value="71.5">
            <text:p>71,5</text:p>
          </table:table-cell>
          <table:table-cell table:formula="of:=0.00002*POWER(10;[.I35]/20)" office:value-type="float" office:value="0.0751674808576889">
            <text:p>7,52E-002</text:p>
          </table:table-cell>
          <table:table-cell table:formula="of:=[.J35]^2*SIN([.H35])" office:value-type="float" office:value="-0.00363184652760222">
            <text:p>-3,63E-00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[.A36]*PI()/180" office:value-type="float" office:value="5.75958653158129">
            <text:p>5,76</text:p>
          </table:table-cell>
          <table:table-cell office:value-type="float" office:value="74">
            <text:p>74</text:p>
          </table:table-cell>
          <table:table-cell table:formula="of:=0.00002*POWER(10;[.C36]/20)" office:value-type="float" office:value="0.100237446725455">
            <text:p>1,00E-001</text:p>
          </table:table-cell>
          <table:table-cell table:formula="of:=[.D36]^2*SIN([.B36])" office:value-type="float" office:value="-0.00502377286301917">
            <text:p>-5,02E-003</text:p>
          </table:table-cell>
          <table:table-cell/>
          <table:table-cell office:value-type="float" office:value="330">
            <text:p>330</text:p>
          </table:table-cell>
          <table:table-cell table:formula="of:=[.G36]*PI()/180" office:value-type="float" office:value="5.75958653158129">
            <text:p>5,76</text:p>
          </table:table-cell>
          <table:table-cell office:value-type="float" office:value="72.5">
            <text:p>72,5</text:p>
          </table:table-cell>
          <table:table-cell table:formula="of:=0.00002*POWER(10;[.I36]/20)" office:value-type="float" office:value="0.0843393006857164">
            <text:p>8,43E-002</text:p>
          </table:table-cell>
          <table:table-cell table:formula="of:=[.J36]^2*SIN([.H36])" office:value-type="float" office:value="-0.00355655882007785">
            <text:p>-3,56E-00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[.A37]*PI()/180" office:value-type="float" office:value="5.93411945678072">
            <text:p>5,93</text:p>
          </table:table-cell>
          <table:table-cell office:value-type="float" office:value="75">
            <text:p>75</text:p>
          </table:table-cell>
          <table:table-cell table:formula="of:=0.00002*POWER(10;[.C37]/20)" office:value-type="float" office:value="0.11246826503807">
            <text:p>1,12E-001</text:p>
          </table:table-cell>
          <table:table-cell table:formula="of:=[.D37]^2*SIN([.B37])" office:value-type="float" office:value="-0.0043262506342654">
            <text:p>-4,33E-003</text:p>
          </table:table-cell>
          <table:table-cell/>
          <table:table-cell office:value-type="float" office:value="340">
            <text:p>340</text:p>
          </table:table-cell>
          <table:table-cell table:formula="of:=[.G37]*PI()/180" office:value-type="float" office:value="5.93411945678072">
            <text:p>5,93</text:p>
          </table:table-cell>
          <table:table-cell office:value-type="float" office:value="73">
            <text:p>73</text:p>
          </table:table-cell>
          <table:table-cell table:formula="of:=0.00002*POWER(10;[.I37]/20)" office:value-type="float" office:value="0.0893367184301926">
            <text:p>8,93E-002</text:p>
          </table:table-cell>
          <table:table-cell table:formula="of:=[.J37]^2*SIN([.H37])" office:value-type="float" office:value="-0.00272967961175185">
            <text:p>-2,73E-00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[.A38]*PI()/180" office:value-type="float" office:value="6.10865238198015">
            <text:p>6,11</text:p>
          </table:table-cell>
          <table:table-cell office:value-type="float" office:value="75.4">
            <text:p>75,4</text:p>
          </table:table-cell>
          <table:table-cell table:formula="of:=0.00002*POWER(10;[.C38]/20)" office:value-type="float" office:value="0.117768731071118">
            <text:p>1,18E-001</text:p>
          </table:table-cell>
          <table:table-cell table:formula="of:=[.D38]^2*SIN([.B38])" office:value-type="float" office:value="-0.00240840888844214">
            <text:p>-2,41E-003</text:p>
          </table:table-cell>
          <table:table-cell/>
          <table:table-cell office:value-type="float" office:value="350">
            <text:p>350</text:p>
          </table:table-cell>
          <table:table-cell table:formula="of:=[.G38]*PI()/180" office:value-type="float" office:value="6.10865238198015">
            <text:p>6,11</text:p>
          </table:table-cell>
          <table:table-cell office:value-type="float" office:value="74">
            <text:p>74</text:p>
          </table:table-cell>
          <table:table-cell table:formula="of:=0.00002*POWER(10;[.I38]/20)" office:value-type="float" office:value="0.100237446725455">
            <text:p>1,00E-001</text:p>
          </table:table-cell>
          <table:table-cell table:formula="of:=[.J38]^2*SIN([.H38])" office:value-type="float" office:value="-0.00174473800535172">
            <text:p>-1,74E-003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3" office:value-type="string">
            <text:p>Total radiated Power</text:p>
          </table:table-cell>
          <table:table-cell table:style-name="ce7"/>
          <table:table-cell table:style-name="ce7" office:value-type="string">
            <text:p>Directivity factor</text:p>
          </table:table-cell>
          <table:table-cell table:style-name="ce10"/>
          <table:table-cell table:style-name="Default"/>
          <table:table-cell/>
          <table:table-cell table:style-name="ce3" office:value-type="string">
            <text:p>Total radiated Power</text:p>
          </table:table-cell>
          <table:table-cell table:style-name="ce7"/>
          <table:table-cell table:style-name="ce7" office:value-type="string">
            <text:p>Directivity factor</text:p>
          </table:table-cell>
          <table:table-cell table:style-name="ce10"/>
          <table:table-cell table:style-name="Default"/>
        </table:table-row>
        <table:table-row table:style-name="ro1">
          <table:table-cell table:style-name="ce4" table:formula="of:=0.165^2/(1.2*340)*2*PI()*SUM([.E3:.E21])*10*PI()/180" office:value-type="float" office:value="0.00000254809505517706">
            <text:p>2,55E-006</text:p>
          </table:table-cell>
          <table:table-cell table:style-name="Default"/>
          <table:table-cell table:style-name="Default" table:formula="of:=[.D3]^2/[.A44]" office:value-type="float" office:value="4.6704847205144">
            <text:p>4,67</text:p>
          </table:table-cell>
          <table:table-cell table:style-name="ce11"/>
          <table:table-cell table:style-name="Default"/>
          <table:table-cell/>
          <table:table-cell table:style-name="ce4" table:formula="of:=0.165^2/(1.2*340)*2*PI()*SUM([.K3:.K21])*10*PI()/180" office:value-type="float" office:value="0.00000215977577608594">
            <text:p>2,16E-006</text:p>
          </table:table-cell>
          <table:table-cell table:style-name="Default"/>
          <table:table-cell table:style-name="Default" table:formula="of:=[.J3]^2/[.G44]" office:value-type="float" office:value="3.7253657275391">
            <text:p>3,73</text:p>
          </table:table-cell>
          <table:table-cell table:style-name="ce11"/>
          <table:table-cell table:style-name="Default"/>
        </table:table-row>
        <table:table-row table:style-name="ro1">
          <table:table-cell table:style-name="ce5" office:value-type="string">
            <text:p>ps²</text:p>
          </table:table-cell>
          <table:table-cell table:style-name="Default"/>
          <table:table-cell table:style-name="Default" office:value-type="string">
            <text:p>Directivity index</text:p>
          </table:table-cell>
          <table:table-cell table:style-name="ce11"/>
          <table:table-cell table:style-name="Default"/>
          <table:table-cell/>
          <table:table-cell table:style-name="ce5" office:value-type="string">
            <text:p>ps²</text:p>
          </table:table-cell>
          <table:table-cell table:style-name="Default"/>
          <table:table-cell table:style-name="Default" office:value-type="string">
            <text:p>Directivity index</text:p>
          </table:table-cell>
          <table:table-cell table:style-name="ce11"/>
          <table:table-cell table:style-name="Default"/>
        </table:table-row>
        <table:table-row table:style-name="ro1">
          <table:table-cell table:style-name="ce6" table:formula="of:=[.A42]*1.2*340/(4*PI()*0.165^2)" office:value-type="float" office:value="0.00303877143779198">
            <text:p>3,04E-003</text:p>
          </table:table-cell>
          <table:table-cell table:style-name="ce8"/>
          <table:table-cell table:style-name="ce8" table:formula="of:=10*LOG([.C42];10)" office:value-type="float" office:value="6.69361955624025">
            <text:p>6,69</text:p>
          </table:table-cell>
          <table:table-cell table:style-name="ce12"/>
          <table:table-cell table:style-name="Default"/>
          <table:table-cell/>
          <table:table-cell table:style-name="ce6" table:formula="of:=[.G42]*1.2*340/(4*PI()*0.165^2)" office:value-type="float" office:value="0.00257567508208555">
            <text:p>2,58E-003</text:p>
          </table:table-cell>
          <table:table-cell table:style-name="ce8"/>
          <table:table-cell table:style-name="ce8" table:formula="of:=10*LOG([.I42];10)" office:value-type="float" office:value="5.71168914844133">
            <text:p>5,71</text:p>
          </table:table-cell>
          <table:table-cell table:style-name="ce12"/>
          <table:table-cell table:style-name="Default"/>
        </table:table-row>
        <table:table-row table:style-name="ro1">
          <table:table-cell table:style-name="Default">
            <draw:frame table:end-cell-address="Sheet1.J83" table:end-x="1.51cm" table:end-y="0.259cm" draw:z-index="0" draw:style-name="gr1" svg:width="19.519cm" svg:height="17.079cm" svg:x="0.056cm" svg:y="0.341cm">
              <draw:object draw:notify-on-update-of-ranges="Sheet1.A1:Sheet1.A1 Sheet1.D3:Sheet1.D38 Sheet1.G1:Sheet1.G1 Sheet1.J3:Sheet1.J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 table:style-name="Default"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5/03/2012</text:date>, <text:time>20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2H00M44S</meta:editing-duration>
    <meta:editing-cycles>7</meta:editing-cycles>
    <meta:generator>OpenOffice.org/3.1$Win32 OpenOffice.org_project/310m19$Build-9420</meta:generator>
    <dc:date>2012-03-05T20:25:07.59</dc:date>
    <dc:creator>Lilian Gervais</dc:creator>
    <meta:document-statistic meta:table-count="3" meta:cell-count="38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52cm" svg:height="17.08cm" chart:class="chart:radar" chart:style-name="ch1">
        <chart:title svg:x="6.968cm" svg:y="0.342cm" chart:style-name="ch2">
          <text:p>Directivity of the loudspeaker</text:p>
        </chart:title>
        <chart:legend chart:legend-position="end" svg:x="17.66cm" svg:y="8.019cm" chart:style-name="ch3"/>
        <chart:plot-area chart:style-name="ch4" table:cell-range-address="Sheet1.A1:Sheet1.A1 Sheet1.D3:Sheet1.D38 Sheet1.G1:Sheet1.G1 Sheet1.J3:Sheet1.J38" chart:data-source-has-labels="row" svg:x="0.39cm" svg:y="1.186cm" svg:width="16.881cm" svg:height="15.212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3:Sheet1.D38" chart:label-cell-address="Sheet1.A1:Sheet1.A1" chart:class="chart:radar">
            <chart:data-point chart:repeated="36"/>
          </chart:series>
          <chart:series chart:style-name="ch9" chart:values-cell-range-address="Sheet1.J3:Sheet1.J38" chart:label-cell-address="Sheet1.G1:Sheet1.G1" chart:class="chart:rada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Freq 2</text:p>
              </table:table-cell>
              <table:table-cell office:value-type="string">
                <text:p text:id="Sheet1.G1:Sheet1.G1">Freq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9132428705802">
                <text:p text:id="Sheet1.D3:Sheet1.D38">0.119132428705802</text:p>
              </table:table-cell>
              <table:table-cell office:value-type="float" office:value="0.0979557638736892">
                <text:p text:id="Sheet1.J3:Sheet1.J38">0.09795576387368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760007785792">
                <text:p>0.103760007785792</text:p>
              </table:table-cell>
              <table:table-cell office:value-type="float" office:value="0.0796214341106995">
                <text:p>0.0796214341106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4762042798521">
                <text:p>0.0924762042798521</text:p>
              </table:table-cell>
              <table:table-cell office:value-type="float" office:value="0.0709626778467151">
                <text:p>0.0709626778467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1674808576889">
                <text:p>0.0751674808576889</text:p>
              </table:table-cell>
              <table:table-cell office:value-type="float" office:value="0.0610984222643103">
                <text:p>0.0610984222643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2455532033676">
                <text:p>0.0632455532033676</text:p>
              </table:table-cell>
              <table:table-cell office:value-type="float" office:value="0.0474274741132331">
                <text:p>0.0474274741132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7744227713668">
                <text:p>0.0447744227713668</text:p>
              </table:table-cell>
              <table:table-cell office:value-type="float" office:value="0.0399052462993776">
                <text:p>0.0399052462993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978638492223">
                <text:p>0.0316978638492223</text:p>
              </table:table-cell>
              <table:table-cell office:value-type="float" office:value="0.0316978638492223">
                <text:p>0.0316978638492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403690860393">
                <text:p>0.022440369086039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0.0232289722768069">
                <text:p>0.0232289722768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4403690860393">
                <text:p>0.0224403690860393</text:p>
              </table:table-cell>
              <table:table-cell office:value-type="float" office:value="0.0251785082358834">
                <text:p>0.0251785082358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66704286432665">
                <text:p>0.0266704286432665</text:p>
              </table:table-cell>
              <table:table-cell office:value-type="float" office:value="0.0355655882007785">
                <text:p>0.0355655882007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5655882007785">
                <text:p>0.0355655882007785</text:p>
              </table:table-cell>
              <table:table-cell office:value-type="float" office:value="0.0502377286301916">
                <text:p>0.05023772863019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74274741132331">
                <text:p>0.0474274741132331</text:p>
              </table:table-cell>
              <table:table-cell office:value-type="float" office:value="0.0502377286301916">
                <text:p>0.0502377286301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3676586252891">
                <text:p>0.0563676586252891</text:p>
              </table:table-cell>
              <table:table-cell office:value-type="float" office:value="0.0632455532033676">
                <text:p>0.0632455532033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6214341106995">
                <text:p>0.0796214341106995</text:p>
              </table:table-cell>
              <table:table-cell office:value-type="float" office:value="0.0709626778467151">
                <text:p>0.0709626778467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24762042798521">
                <text:p>0.0924762042798521</text:p>
              </table:table-cell>
              <table:table-cell office:value-type="float" office:value="0.0796214341106995">
                <text:p>0.0796214341106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4961492049955">
                <text:p>0.104961492049955</text:p>
              </table:table-cell>
              <table:table-cell office:value-type="float" office:value="0.0893367184301926">
                <text:p>0.0893367184301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9132428705802">
                <text:p>0.119132428705802</text:p>
              </table:table-cell>
              <table:table-cell office:value-type="float" office:value="0.100237446725455">
                <text:p>0.100237446725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9132428705802">
                <text:p>0.119132428705802</text:p>
              </table:table-cell>
              <table:table-cell office:value-type="float" office:value="0.100237446725455">
                <text:p>0.100237446725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0237446725455">
                <text:p>0.100237446725455</text:p>
              </table:table-cell>
              <table:table-cell office:value-type="float" office:value="0.0893367184301926">
                <text:p>0.0893367184301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93367184301926">
                <text:p>0.0893367184301926</text:p>
              </table:table-cell>
              <table:table-cell office:value-type="float" office:value="0.0843393006857164">
                <text:p>0.0843393006857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9626778467151">
                <text:p>0.0709626778467151</text:p>
              </table:table-cell>
              <table:table-cell office:value-type="float" office:value="0.0669930878315655">
                <text:p>0.0669930878315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97076523783592">
                <text:p>0.0597076523783592</text:p>
              </table:table-cell>
              <table:table-cell office:value-type="float" office:value="0.0563676586252891">
                <text:p>0.05636765862528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4274741132331">
                <text:p>0.0474274741132331</text:p>
              </table:table-cell>
              <table:table-cell office:value-type="float" office:value="0.0447744227713668">
                <text:p>0.04477442277136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55655882007785">
                <text:p>0.0355655882007785</text:p>
              </table:table-cell>
              <table:table-cell office:value-type="float" office:value="0.0363940171721997">
                <text:p>0.0363940171721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1785082358834">
                <text:p>0.0251785082358834</text:p>
              </table:table-cell>
              <table:table-cell office:value-type="float" office:value="0.0282507508924551">
                <text:p>0.02825075089245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37700445487404">
                <text:p>0.0237700445487404</text:p>
              </table:table-cell>
              <table:table-cell office:value-type="float" office:value="0.0224403690860393">
                <text:p>0.0224403690860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4403690860393">
                <text:p>0.0224403690860393</text:p>
              </table:table-cell>
              <table:table-cell office:value-type="float" office:value="0.0224403690860393">
                <text:p>0.02244036908603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16978638492223">
                <text:p>0.0316978638492223</text:p>
              </table:table-cell>
              <table:table-cell office:value-type="float" office:value="0.0316978638492223">
                <text:p>0.0316978638492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74274741132331">
                <text:p>0.0474274741132331</text:p>
              </table:table-cell>
              <table:table-cell office:value-type="float" office:value="0.0399052462993776">
                <text:p>0.0399052462993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97076523783592">
                <text:p>0.0597076523783592</text:p>
              </table:table-cell>
              <table:table-cell office:value-type="float" office:value="0.0502377286301916">
                <text:p>0.05023772863019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51674808576889">
                <text:p>0.0751674808576889</text:p>
              </table:table-cell>
              <table:table-cell office:value-type="float" office:value="0.0669930878315655">
                <text:p>0.06699308783156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43393006857164">
                <text:p>0.0843393006857164</text:p>
              </table:table-cell>
              <table:table-cell office:value-type="float" office:value="0.0751674808576889">
                <text:p>0.0751674808576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0237446725455">
                <text:p>0.100237446725455</text:p>
              </table:table-cell>
              <table:table-cell office:value-type="float" office:value="0.0843393006857164">
                <text:p>0.0843393006857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246826503807">
                <text:p>0.11246826503807</text:p>
              </table:table-cell>
              <table:table-cell office:value-type="float" office:value="0.0893367184301926">
                <text:p>0.0893367184301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7768731071118">
                <text:p>0.117768731071118</text:p>
              </table:table-cell>
              <table:table-cell office:value-type="float" office:value="0.100237446725455">
                <text:p>0.100237446725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